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7E000000A534C27F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8cm" svg:height="1.905cm" svg:x="3.005cm" svg:y="3.237cm">
          <text:p text:style-name="P1">DynaCha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828cm" svg:height="1.895cm" svg:x="3.004cm" svg:y="14.97cm">
          <text:p text:style-name="P1">Packet Lay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701cm" svg:height="6.156cm" svg:x="2.587cm" svg:y="20.05cm">
          <draw:image xlink:href="Pictures/100000000000007E000000A534C27FAD.png" xlink:type="simple" xlink:show="embed" xlink:actuate="onLoad">
            <text:p/>
          </draw:image>
        </draw:frame>
        <draw:frame draw:style-name="gr2" draw:text-style-name="P1" draw:layer="layout" svg:width="4.701cm" svg:height="6.156cm" svg:x="7.529cm" svg:y="19.926cm">
          <draw:image xlink:href="Pictures/100000000000007E000000A534C27FAD.png" xlink:type="simple" xlink:show="embed" xlink:actuate="onLoad">
            <text:p/>
          </draw:image>
        </draw:frame>
        <draw:frame draw:style-name="gr2" draw:text-style-name="P1" draw:layer="layout" svg:width="4.701cm" svg:height="6.156cm" svg:x="15.287cm" svg:y="20.05cm">
          <draw:image xlink:href="Pictures/100000000000007E000000A534C27FAD.png" xlink:type="simple" xlink:show="embed" xlink:actuate="onLoad">
            <text:p/>
          </draw:image>
        </draw:frame>
        <draw:custom-shape draw:style-name="gr1" draw:text-style-name="P1" draw:layer="layout" svg:width="16.828cm" svg:height="1.9cm" svg:x="2.987cm" svg:y="12.06cm">
          <text:p text:style-name="P1">DynaCo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828cm" svg:height="2.048cm" svg:x="3.005cm" svg:y="9.112cm">
          <text:p text:style-name="P1">DynaBgThre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7cm" svg:height="1.805cm" svg:x="3.005cm" svg:y="6.397cm">
          <text:p text:style-name="P1">DynaServo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.588cm" svg:height="1.27cm" svg:x="2.587cm" svg:y="18.14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14.922cm" svg:height="0.635cm" svg:x="4.175cm" svg:y="18.462cm">
            <text:p text:style-name="P2"><text:span text:style-name="T1">Dynamixel Bu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588cm" svg:height="1.27cm" svg:x="18.144cm" svg:y="18.145cm">
            <text:p/>
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.588cm" svg:height="1.27cm" draw:transform="rotate (-1.5707963267949) translate (11.795cm 16.874cm)">
            <text:p/>
  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.588cm" svg:height="1.27cm" draw:transform="rotate (-1.5707963267949) translate (18.145cm 19.097cm)">
            <text:p/>
            <draw:enhanced-geometry svg:viewBox="0 0 21600 21600" draw:text-areas="?f7 ?f0 21600 ?f2" draw:mirror-horizontal="true" draw:mirror-vertic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.588cm" svg:height="1.27cm" draw:transform="rotate (-1.5707963267949) translate (10.525cm 19.097cm)">
            <text:p/>
            <draw:enhanced-geometry svg:viewBox="0 0 21600 21600" draw:text-areas="?f7 ?f0 21600 ?f2" draw:mirror-horizontal="true" draw:mirror-vertic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.588cm" svg:height="1.27cm" draw:transform="rotate (-1.5707963267949) translate (5.445cm 19.097cm)">
            <text:p/>
            <draw:enhanced-geometry svg:viewBox="0 0 21600 21600" draw:text-areas="?f7 ?f0 21600 ?f2" draw:mirror-horizontal="true" draw:mirror-vertical="true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" draw:text-style-name="P1" draw:layer="layout" svg:width="4.127cm" svg:height="1.805cm" svg:x="7.979cm" svg:y="6.397cm">
          <text:p text:style-name="P1">DynaServ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27cm" svg:height="1.805cm" svg:x="15.605cm" svg:y="6.397cm">
          <text:p text:style-name="P1">DynaServo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127cm" svg:y1="6.397cm" svg:x2="5.127cm" svg:y2="5.127cm">
          <text:p/>
        </draw:line>
        <draw:line draw:style-name="gr5" draw:text-style-name="P1" draw:layer="layout" svg:x1="4.175cm" svg:y1="8.302cm" svg:x2="4.175cm" svg:y2="12.112cm">
          <text:p/>
        </draw:line>
        <draw:line draw:style-name="gr5" draw:text-style-name="P1" draw:layer="layout" svg:x1="6.08cm" svg:y1="8.202cm" svg:x2="6.08cm" svg:y2="9.155cm">
          <text:p/>
        </draw:line>
        <draw:line draw:style-name="gr5" draw:text-style-name="P1" draw:layer="layout" svg:x1="11.16cm" svg:y1="14.97cm" svg:x2="11.16cm" svg:y2="14.017cm">
          <text:p/>
        </draw:line>
        <draw:line draw:style-name="gr5" draw:text-style-name="P1" draw:layer="layout" svg:x1="11.16cm" svg:y1="12.112cm" svg:x2="11.16cm" svg:y2="11.16cm">
          <text:p/>
        </draw:line>
        <draw:line draw:style-name="gr5" draw:text-style-name="P1" draw:layer="layout" svg:x1="9.074cm" svg:y1="8.301cm" svg:x2="9.074cm" svg:y2="12.111cm">
          <text:p/>
        </draw:line>
        <draw:line draw:style-name="gr5" draw:text-style-name="P1" draw:layer="layout" svg:x1="16.774cm" svg:y1="8.301cm" svg:x2="16.774cm" svg:y2="12.111cm">
          <text:p/>
        </draw:line>
        <draw:line draw:style-name="gr5" draw:text-style-name="P1" draw:layer="layout" svg:x1="11.079cm" svg:y1="8.202cm" svg:x2="11.079cm" svg:y2="9.155cm">
          <text:p/>
        </draw:line>
        <draw:line draw:style-name="gr5" draw:text-style-name="P1" draw:layer="layout" svg:x1="18.679cm" svg:y1="8.202cm" svg:x2="18.679cm" svg:y2="9.155cm">
          <text:p/>
        </draw:line>
        <draw:line draw:style-name="gr5" draw:text-style-name="P1" draw:layer="layout" svg:x1="10.126cm" svg:y1="6.396cm" svg:x2="10.126cm" svg:y2="5.126cm">
          <text:p/>
        </draw:line>
        <draw:line draw:style-name="gr5" draw:text-style-name="P1" draw:layer="layout" svg:x1="17.726cm" svg:y1="6.396cm" svg:x2="17.726cm" svg:y2="5.1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in Knight</meta:initial-creator>
    <meta:creation-date>2013-05-08T16:38:11</meta:creation-date>
    <dc:date>2013-05-08T17:12:11</dc:date>
    <dc:creator>Robin Knight</dc:creator>
    <meta:editing-duration>PT2M37S</meta:editing-duration>
    <meta:editing-cycles>1</meta:editing-cycles>
    <meta:document-statistic meta:object-count="29"/>
    <meta:generator>LibreOffice/3.5$Linux_X86_64 LibreOffice_project/350m1$Build-2</meta:generator>
  </office:meta>
</office:document-meta>
</file>